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7a4" officeooo:paragraph-rsid="001e17a4"/>
    </style:style>
    <style:style style:name="P2" style:family="paragraph" style:parent-style-name="Standard">
      <style:text-properties officeooo:rsid="001e17a4" officeooo:paragraph-rsid="002304c6"/>
    </style:style>
    <style:style style:name="P3" style:family="paragraph" style:parent-style-name="Standard">
      <style:text-properties officeooo:rsid="001e17a4" officeooo:paragraph-rsid="00293a29"/>
    </style:style>
    <style:style style:name="P4" style:family="paragraph" style:parent-style-name="Standard">
      <style:text-properties officeooo:rsid="001ef705" officeooo:paragraph-rsid="001ef705"/>
    </style:style>
    <style:style style:name="P5" style:family="paragraph" style:parent-style-name="Standard">
      <style:text-properties fo:font-size="10.5pt" officeooo:rsid="001e17a4" officeooo:paragraph-rsid="00293a29" style:font-size-asian="10.5pt" style:font-size-complex="10.5pt"/>
    </style:style>
    <style:style style:name="P6" style:family="paragraph" style:parent-style-name="Standard">
      <style:text-properties fo:font-size="10.5pt" fo:font-weight="bold" officeooo:rsid="001e17a4" officeooo:paragraph-rsid="00293a29" style:font-size-asian="10.5pt" style:font-weight-asian="bold" style:font-size-complex="10.5pt" style:font-weight-complex="bold"/>
    </style:style>
    <style:style style:name="P7" style:family="paragraph" style:parent-style-name="Standard">
      <style:text-properties fo:font-size="10.5pt" fo:font-weight="bold" officeooo:rsid="001e17a4" officeooo:paragraph-rsid="002a11ab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0.5pt" fo:font-weight="bold" officeooo:rsid="001e17a4" officeooo:paragraph-rsid="002ad0ee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size="10.5pt" fo:font-weight="bold" officeooo:rsid="001ef705" officeooo:paragraph-rsid="0028bc47" style:font-size-asian="10.5pt" style:font-weight-asian="bold" style:font-size-complex="10.5pt" style:font-weight-complex="bold"/>
    </style:style>
    <style:style style:name="P10" style:family="paragraph" style:parent-style-name="Standard">
      <style:text-properties officeooo:rsid="00292eea" officeooo:paragraph-rsid="00292eea"/>
    </style:style>
    <style:style style:name="P11" style:family="paragraph" style:parent-style-name="Standard">
      <style:text-properties fo:font-weight="bold" officeooo:rsid="001e17a4" officeooo:paragraph-rsid="001e17a4" style:font-weight-asian="bold" style:font-weight-complex="bold"/>
    </style:style>
    <style:style style:name="P12" style:family="paragraph" style:parent-style-name="Standard">
      <style:text-properties fo:font-weight="bold" officeooo:rsid="001e17a4" officeooo:paragraph-rsid="00293a29" style:font-weight-asian="bold" style:font-weight-complex="bold"/>
    </style:style>
    <style:style style:name="P13" style:family="paragraph" style:parent-style-name="Standard">
      <style:text-properties fo:font-weight="bold" officeooo:rsid="001ef705" officeooo:paragraph-rsid="001f0504" style:font-weight-asian="bold" style:font-weight-complex="bold"/>
    </style:style>
    <style:style style:name="P14" style:family="paragraph" style:parent-style-name="Heading_20_1">
      <style:text-properties fo:font-size="24pt" style:font-size-asian="16pt" style:font-size-complex="24pt"/>
    </style:style>
    <style:style style:name="P15" style:family="paragraph" style:parent-style-name="Heading_20_1">
      <style:text-properties fo:font-size="16pt" style:font-size-asian="16pt" style:font-size-complex="16pt"/>
    </style:style>
    <style:style style:name="P16" style:family="paragraph" style:parent-style-name="Heading_20_1">
      <style:text-properties fo:font-size="24pt" style:font-size-asian="16pt" style:font-size-complex="24pt"/>
    </style:style>
    <style:style style:name="P17" style:family="paragraph" style:parent-style-name="Standard">
      <style:text-properties fo:font-weight="bold" officeooo:rsid="001ef705" officeooo:paragraph-rsid="00293a29" style:font-weight-asian="bold" style:font-weight-complex="bold"/>
    </style:style>
    <style:style style:name="P18" style:family="paragraph" style:parent-style-name="Standard">
      <style:text-properties fo:font-weight="bold" officeooo:rsid="001e17a4" officeooo:paragraph-rsid="00250e6f" style:font-weight-asian="bold" style:font-weight-complex="bold"/>
    </style:style>
    <style:style style:name="P19" style:family="paragraph" style:parent-style-name="Standard">
      <style:text-properties fo:font-weight="bold" officeooo:rsid="00315928" officeooo:paragraph-rsid="00315928" style:font-weight-asian="bold" style:font-weight-complex="bold"/>
    </style:style>
    <style:style style:name="P20" style:family="paragraph" style:parent-style-name="Standard">
      <style:text-properties style:font-name="Liberation Serif" fo:font-size="10.5pt" fo:font-weight="bold" officeooo:rsid="001ef705" officeooo:paragraph-rsid="0028c200" style:font-name-asian="Droid Sans Fallback1" style:font-size-asian="10.5pt" style:font-weight-asian="bold" style:font-name-complex="FreeSans" style:font-size-complex="10.5pt" style:font-weight-complex="bold"/>
    </style:style>
    <style:style style:name="P21" style:family="paragraph" style:parent-style-name="Standard">
      <style:text-properties style:font-name="Liberation Serif" fo:font-size="10.5pt" fo:font-weight="bold" officeooo:rsid="001e17a4" officeooo:paragraph-rsid="0026d270" style:font-name-asian="Droid Sans Fallback1" style:font-size-asian="10.5pt" style:font-weight-asian="bold" style:font-name-complex="FreeSans" style:font-size-complex="10.5pt" style:font-weight-complex="bold"/>
    </style:style>
    <style:style style:name="P22" style:family="paragraph" style:parent-style-name="Standard">
      <style:text-properties officeooo:rsid="00209151" officeooo:paragraph-rsid="00293a29"/>
    </style:style>
    <style:style style:name="P23" style:family="paragraph" style:parent-style-name="Standard">
      <style:text-properties officeooo:rsid="00315928" officeooo:paragraph-rsid="00315928"/>
    </style:style>
    <style:style style:name="P24" style:family="paragraph" style:parent-style-name="Standard">
      <style:text-properties style:font-name="Droid Sans Fallback" fo:font-size="10.5pt" officeooo:rsid="001e17a4" officeooo:paragraph-rsid="0033c593" style:font-name-asian="Droid Sans Fallback" style:font-size-asian="10.5pt" style:font-size-complex="10.5pt"/>
    </style:style>
    <style:style style:name="T1" style:family="text">
      <style:text-properties officeooo:rsid="001e17a4"/>
    </style:style>
    <style:style style:name="T2" style:family="text">
      <style:text-properties officeooo:rsid="001ef705"/>
    </style:style>
    <style:style style:name="T3" style:family="text">
      <style:text-properties style:font-name="Liberation Serif" style:font-name-asian="Droid Sans Fallback1" style:font-name-complex="FreeSans"/>
    </style:style>
    <style:style style:name="T4" style:family="text">
      <style:text-properties style:font-name="Liberation Serif" officeooo:rsid="0028bc47" style:font-name-asian="Droid Sans Fallback1" style:font-name-complex="FreeSans"/>
    </style:style>
    <style:style style:name="T5" style:family="text">
      <style:text-properties style:font-name="Liberation Serif" officeooo:rsid="002bdaaa" style:font-name-asian="Droid Sans Fallback1" style:font-name-complex="FreeSans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32b7f8" style:font-size-asian="10.5pt" style:font-size-complex="10.5pt"/>
    </style:style>
    <style:style style:name="T8" style:family="text">
      <style:text-properties officeooo:rsid="00292eea"/>
    </style:style>
    <style:style style:name="T9" style:family="text">
      <style:text-properties officeooo:rsid="00293a29"/>
    </style:style>
    <style:style style:name="T10" style:family="text">
      <style:text-properties officeooo:rsid="00209151"/>
    </style:style>
    <style:style style:name="T11" style:family="text">
      <style:text-properties style:font-name-asian="Droid Sans Fallbac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桌面</text:h>
      <text:p text:style-name="P24">Ctrl+C和Ctrl+V没有效果</text:p>
      <text:h text:style-name="P14" text:outline-level="1">文件管理器</text:h>
      <text:p text:style-name="P1">可被复制粘贴的内容<text:span text:style-name="T8">：</text:span>文件<text:span text:style-name="T8">、</text:span><text:span text:style-name="T11">文件夹</text:span></text:p>
      <text:p text:style-name="P1">操作一<text:span text:style-name="T8">：</text:span></text:p>
      <text:p text:style-name="P10"><text:tab/>选择文件（或文件夹），<text:span text:style-name="T1">按Ctrl+C</text:span>，再按<text:span text:style-name="T1">Ctrl+V</text:span></text:p>
      <text:p text:style-name="P11">存在的问题<text:span text:style-name="T8">：</text:span></text:p>
      <text:p text:style-name="P11"><text:tab/>选择了文件后按Ctrl<text:span text:style-name="T2">+C快捷键</text:span>，仍然提醒：请选择复制的文件</text:p>
      <text:p text:style-name="P1">可能的原因<text:span text:style-name="T9">：</text:span></text:p>
      <text:p text:style-name="P3"><text:tab/>需要复制的<text:span text:style-name="T8">文件（或文件夹）已经放入到put中，但是没有被检测到，所以一直提示选择文件</text:span></text:p>
      <text:p text:style-name="P3">操作二<text:span text:style-name="T8">：</text:span></text:p>
      <text:p text:style-name="P3"><text:tab/><text:span text:style-name="T8">选择文件（或文件夹），</text:span>按Ctrl+C<text:span text:style-name="T8">，再按</text:span>Ctrl+V<text:span text:style-name="T8">，再按</text:span>Ctrl+V</text:p>
      <text:p text:style-name="P12">存在的问题<text:span text:style-name="T8">：</text:span></text:p>
      <text:p text:style-name="P13"><text:tab/>一次复制，无法实现多次粘贴</text:p>
      <text:p text:style-name="P3">可能的原因<text:span text:style-name="T9">：</text:span></text:p>
      <text:p text:style-name="P3"><text:tab/>put中的需要复制的<text:span text:style-name="T8">文件（或文件夹）第一次get后被冲刷掉了，再一次</text:span>Ctrl+V<text:span text:style-name="T8">无法get到</text:span></text:p>
      <text:p text:style-name="P3">操作三<text:span text:style-name="T8">：</text:span></text:p>
      <text:p text:style-name="P3"><text:tab/>按Ctrl<text:span text:style-name="T2">+X快捷键后，</text:span>按Ctrl<text:span text:style-name="T2">+V快捷键</text:span></text:p>
      <text:p text:style-name="P12">存在的问题<text:span text:style-name="T8">：</text:span></text:p>
      <text:p text:style-name="P17"><text:tab/>文件（或文件夹）已经被复制，但一直显示：正在移动</text:p>
      <text:p text:style-name="P4"/>
      <text:h text:style-name="P15" text:outline-level="1">浏览器</text:h>
      <text:p text:style-name="P5">操作一：</text:p>
      <text:p text:style-name="P5"><text:tab/><text:span text:style-name="T10">长按拖动选择网页链接文本</text:span></text:p>
      <text:p text:style-name="P6">存在的问题<text:span text:style-name="T8">：</text:span></text:p>
      <text:p text:style-name="P6"><text:tab/>不能对<text:span text:style-name="T10">网页链接文本进行选择</text:span></text:p>
      <text:p text:style-name="P3">可能的原因<text:span text:style-name="T9">：</text:span></text:p>
      <text:p text:style-name="P22"><text:tab/><text:span text:style-name="T6">直接跳转到长按响应</text:span></text:p>
      <text:p text:style-name="P23"><text:span text:style-name="T6">操作二：</text:span></text:p>
      <text:p text:style-name="P23"><text:span text:style-name="T6"><text:tab/>使用搜狗输入法，复制网页文本</text:span></text:p>
      <text:p text:style-name="P19"><text:span text:style-name="T6">存在的问题（不稳定）：</text:span></text:p>
      <text:p text:style-name="P19"><text:span text:style-name="T6"><text:tab/></text:span><text:span text:style-name="T7">1、</text:span><text:span text:style-name="T6">网页文本复制不上</text:span></text:p>
      <text:p text:style-name="P19"><text:span text:style-name="T6"><text:tab/></text:span><text:span text:style-name="T7">2、选择文本的箭头标志没有必要，应该删去</text:span></text:p>
      <text:h text:style-name="P15" text:outline-level="1">wps/微软office</text:h>
      <text:p text:style-name="P20">1、world ：选择文本前，光标必须重新定位在被选择的文本前</text:p>
      <text:p text:style-name="P9"><text:span text:style-name="T4">2、</text:span><text:span text:style-name="T3">excel </text:span><text:span text:style-name="T5">：</text:span><text:span text:style-name="T3">不能选择多个文本框进行复制</text:span></text:p>
      <text:p text:style-name="P21"/>
      <text:h text:style-name="P15" text:outline-level="1">QQ/微信</text:h>
      <text:p text:style-name="P7">存在的问题一<text:span text:style-name="T8">：</text:span></text:p>
      <text:p text:style-name="P18"><text:tab/>Ctrl+C不能用，只能长按进行复制</text:p>
      <text:p text:style-name="P8">存在的问题二<text:span text:style-name="T8">：</text:span></text:p>
      <text:p text:style-name="P8"><text:tab/>不能选择一条会话中的指定内容进行复制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1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58:19.571592540</meta:creation-date>
    <dc:date>2016-11-29T19:24:22.701742211</dc:date>
    <meta:editing-duration>PT1H22M29S</meta:editing-duration>
    <meta:editing-cycles>16</meta:editing-cycles>
    <meta:generator>LibreOffice/5.0.6.2$Linux_X86_64 LibreOffice_project/00m0$Build-2</meta:generator>
    <meta:document-statistic meta:table-count="0" meta:image-count="0" meta:object-count="0" meta:page-count="2" meta:paragraph-count="40" meta:word-count="466" meta:character-count="570" meta:non-whitespace-character-count="552"/>
  </office:meta>
</office:document-meta>
</file>